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stroke="none" svg:stroke-color="#000000" draw:fill="none" draw:fill-color="#ffffff" fo:min-height="1.57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7.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056cm"/>
    </style:style>
    <style:style style:name="gr8" style:family="graphic" style:parent-style-name="standard">
      <style:graphic-properties draw:stroke="none" svg:stroke-color="#000000" draw:fill="none" draw:fill-color="#ffffff" fo:min-height="2.04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34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.431cm" svg:y="2.6cm">
          <draw:text-box>
            <text:p>x[i]</text:p>
          </draw:text-box>
        </draw:frame>
        <draw:frame draw:style-name="gr2" draw:text-style-name="P1" draw:layer="layout" svg:width="1.8cm" svg:height="1.821cm" svg:x="21cm" svg:y="2.2cm">
          <draw:text-box>
            <text:p>^</text:p>
            <text:p/>
          </draw:text-box>
        </draw:frame>
        <draw:line draw:style-name="gr3" draw:text-style-name="P2" draw:layer="layout" svg:x1="1.4cm" svg:y1="3.8cm" svg:x2="2.6cm" svg:y2="3.8cm">
          <text:p/>
        </draw:line>
        <draw:line draw:style-name="gr3" draw:text-style-name="P2" draw:layer="layout" svg:x1="20.2cm" svg:y1="4cm" svg:x2="23.5cm" svg:y2="4cm">
          <text:p/>
        </draw:line>
        <draw:custom-shape draw:style-name="gr4" draw:text-style-name="P2" draw:layer="layout" svg:width="17.6cm" svg:height="17.3cm" svg:x="2.6cm" svg:y="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1.2cm" svg:x="18cm" svg:y="3.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8cm" svg:y1="7.1cm" svg:x2="4.8cm" svg:y2="8.9cm">
          <text:p/>
        </draw:line>
        <draw:frame draw:style-name="gr1" draw:text-style-name="P1" draw:layer="layout" svg:width="2.3cm" svg:height="1.75cm" svg:x="5.1cm" svg:y="7.4cm">
          <draw:text-box>
            <text:p>x[i-1]</text:p>
          </draw:text-box>
        </draw:frame>
        <draw:custom-shape draw:style-name="gr5" draw:text-style-name="P2" draw:layer="layout" svg:width="1.6cm" svg:height="1.5cm" svg:x="4cm" svg:y="5.6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3cm" svg:height="1.75cm" svg:x="4.8cm" svg:y="10.8cm">
          <draw:text-box>
            <text:p>x[i-2]</text:p>
          </draw:text-box>
        </draw:frame>
        <draw:custom-shape draw:style-name="gr5" draw:text-style-name="P2" draw:layer="layout" svg:width="1.6cm" svg:height="1.5cm" svg:x="4.1cm" svg:y="8.9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4cm" svg:y="16.6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8cm" svg:y1="10.4cm" svg:x2="4.8cm" svg:y2="12.2cm">
          <text:p/>
        </draw:line>
        <draw:line draw:style-name="gr3" draw:text-style-name="P2" draw:layer="layout" svg:x1="19.2cm" svg:y1="4cm" svg:x2="20.2cm" svg:y2="4cm">
          <text:p/>
        </draw:line>
        <draw:line draw:style-name="gr3" draw:text-style-name="P2" draw:layer="layout" svg:x1="4.65cm" svg:y1="3.799cm" svg:x2="4.65cm" svg:y2="5.599cm">
          <text:p/>
        </draw:line>
        <draw:line draw:style-name="gr3" draw:text-style-name="P2" draw:layer="layout" svg:x1="5.6cm" svg:y1="6.4cm" svg:x2="8.8cm" svg:y2="6.4cm">
          <text:p/>
        </draw:line>
        <draw:custom-shape draw:style-name="gr6" draw:text-style-name="P2" draw:layer="layout" svg:width="2.201cm" svg:height="2.202cm" draw:transform="rotate (-1.5707963267949) translate (11cm 5.2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8.748cm" svg:y="5.948cm">
          <draw:text-box>
            <text:p>-a[1]</text:p>
          </draw:text-box>
        </draw:frame>
        <draw:frame draw:style-name="gr1" draw:text-style-name="P1" draw:layer="layout" svg:width="2.3cm" svg:height="1.75cm" svg:x="6cm" svg:y="5.35cm">
          <draw:text-box>
            <text:p>x[i-1]</text:p>
          </draw:text-box>
        </draw:frame>
        <draw:line draw:style-name="gr3" draw:text-style-name="P2" draw:layer="layout" svg:x1="11cm" svg:y1="6.4cm" svg:x2="18cm" svg:y2="4.3cm">
          <text:p/>
        </draw:line>
        <draw:frame draw:style-name="gr1" draw:text-style-name="P1" draw:layer="layout" svg:width="4.05cm" svg:height="1.75cm" svg:x="4.75cm" svg:y="15.199cm">
          <draw:text-box>
            <text:p>x[i-(L-1)]</text:p>
          </draw:text-box>
        </draw:frame>
        <draw:line draw:style-name="gr3" draw:text-style-name="P2" draw:layer="layout" svg:x1="4.75cm" svg:y1="14.799cm" svg:x2="4.75cm" svg:y2="16.599cm">
          <text:p/>
        </draw:line>
        <draw:frame draw:style-name="gr8" draw:text-style-name="P1" draw:layer="layout" svg:width="4.05cm" svg:height="2.297cm" svg:x="4.35cm" svg:y="12.4cm">
          <draw:text-box>
            <text:p>・</text:p>
            <text:p>・</text:p>
            <text:p>・</text:p>
          </draw:text-box>
        </draw:frame>
        <draw:line draw:style-name="gr3" draw:text-style-name="P2" draw:layer="layout" svg:x1="5.699cm" svg:y1="9.8cm" svg:x2="8.899cm" svg:y2="9.8cm">
          <text:p/>
        </draw:line>
        <draw:frame draw:style-name="gr1" draw:text-style-name="P1" draw:layer="layout" svg:width="2.3cm" svg:height="1.75cm" svg:x="6.099cm" svg:y="8.75cm">
          <draw:text-box>
            <text:p>x[i-2]</text:p>
          </draw:text-box>
        </draw:frame>
        <draw:line draw:style-name="gr3" draw:text-style-name="P2" draw:layer="layout" svg:x1="5.599cm" svg:y1="17.4cm" svg:x2="8.799cm" svg:y2="17.4cm">
          <text:p/>
        </draw:line>
        <draw:line draw:style-name="gr3" draw:text-style-name="P2" draw:layer="layout" svg:x1="11cm" svg:y1="9.599cm" svg:x2="18cm" svg:y2="4.5cm">
          <text:p/>
        </draw:line>
        <draw:custom-shape draw:style-name="gr6" draw:text-style-name="P2" draw:layer="layout" svg:width="2.201cm" svg:height="2.202cm" draw:transform="rotate (-1.5707963267949) translate (11cm 8.4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8.748cm" svg:y="9.148cm">
          <draw:text-box>
            <text:p>-a[2]</text:p>
          </draw:text-box>
        </draw:frame>
        <draw:custom-shape draw:style-name="gr6" draw:text-style-name="P2" draw:layer="layout" svg:width="2.703cm" svg:height="2.602cm" draw:transform="rotate (-1.5707963267949) translate (11.4cm 15.89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8.648cm" svg:y="16.847cm">
          <draw:text-box>
            <text:p>-a[L]</text:p>
          </draw:text-box>
        </draw:frame>
        <draw:frame draw:style-name="gr1" draw:text-style-name="P1" draw:layer="layout" svg:width="4.05cm" svg:height="1.75cm" svg:x="5.8cm" svg:y="17.65cm">
          <draw:text-box>
            <text:p>x[i-L)]</text:p>
          </draw:text-box>
        </draw:frame>
        <draw:line draw:style-name="gr3" draw:text-style-name="P2" draw:layer="layout" svg:x1="11.399cm" svg:y1="17.3cm" svg:x2="18.5cm" svg:y2="4.8cm">
          <text:p/>
        </draw:line>
        <draw:line draw:style-name="gr9" draw:text-style-name="P2" draw:layer="layout" svg:x1="2.6cm" svg:y1="3.8cm" svg:x2="4.7cm" svg:y2="3.8cm">
          <text:p/>
        </draw:line>
        <draw:frame draw:style-name="gr8" draw:text-style-name="P1" draw:layer="layout" svg:width="4.05cm" svg:height="2.297cm" svg:x="15.4cm" svg:y="6.5cm">
          <draw:text-box>
            <text:p>・</text:p>
            <text:p>・</text:p>
            <text:p>・</text:p>
          </draw:text-box>
        </draw:frame>
        <draw:frame draw:style-name="gr10" draw:text-style-name="P1" draw:layer="layout" svg:width="1.8cm" svg:height="1.599cm" svg:x="21cm" svg:y="2.001cm">
          <draw:text-box>
            <text:p/>
            <text:p>x[i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7-01-19T18:24:13</meta:creation-date>
    <dc:date>2018-12-03T17:19:32.302737107</dc:date>
    <meta:editing-duration>PT16M41S</meta:editing-duration>
    <meta:editing-cycles>12</meta:editing-cycles>
    <meta:generator>LibreOffice/5.1.6.2$Linux_X86_64 LibreOffice_project/10m0$Build-2</meta:generator>
    <meta:document-statistic meta:object-count="36"/>
  </office:meta>
</office:document-meta>
</file>